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ca7f" officeooo:paragraph-rsid="000bca7f"/>
    </style:style>
    <style:style style:name="P2" style:family="paragraph" style:parent-style-name="Standard">
      <style:text-properties officeooo:rsid="000bca7f" officeooo:paragraph-rsid="00120b60"/>
    </style:style>
    <style:style style:name="P3" style:family="paragraph" style:parent-style-name="Standard">
      <style:text-properties officeooo:rsid="000d764b" officeooo:paragraph-rsid="000d764b"/>
    </style:style>
    <style:style style:name="P4" style:family="paragraph" style:parent-style-name="Standard">
      <style:text-properties officeooo:rsid="000eb2f6" officeooo:paragraph-rsid="000eb2f6"/>
    </style:style>
    <style:style style:name="P5" style:family="paragraph" style:parent-style-name="Standard">
      <style:text-properties officeooo:rsid="000fb6bf" officeooo:paragraph-rsid="000fb6bf"/>
    </style:style>
    <style:style style:name="P6" style:family="paragraph" style:parent-style-name="Standard">
      <style:text-properties officeooo:rsid="0011b22c" officeooo:paragraph-rsid="0011b22c"/>
    </style:style>
    <style:style style:name="P7" style:family="paragraph" style:parent-style-name="Standard">
      <style:text-properties officeooo:rsid="00120b60" officeooo:paragraph-rsid="00120b60"/>
    </style:style>
    <style:style style:name="P8" style:family="paragraph" style:parent-style-name="Standard">
      <style:text-properties officeooo:rsid="00129b28" officeooo:paragraph-rsid="00129b28"/>
    </style:style>
    <style:style style:name="P9" style:family="paragraph" style:parent-style-name="Standard">
      <style:text-properties officeooo:rsid="001307d3" officeooo:paragraph-rsid="001307d3"/>
    </style:style>
    <style:style style:name="P10" style:family="paragraph" style:parent-style-name="Standard">
      <style:text-properties officeooo:rsid="0013c03a" officeooo:paragraph-rsid="0013c03a"/>
    </style:style>
    <style:style style:name="P11" style:family="paragraph" style:parent-style-name="Standard">
      <style:text-properties officeooo:rsid="0015301b" officeooo:paragraph-rsid="0015301b"/>
    </style:style>
    <style:style style:name="T1" style:family="text">
      <style:text-properties officeooo:rsid="000d764b"/>
    </style:style>
    <style:style style:name="T2" style:family="text">
      <style:text-properties officeooo:rsid="000fb6bf"/>
    </style:style>
    <style:style style:name="T3" style:family="text">
      <style:text-properties officeooo:rsid="00129b28"/>
    </style:style>
    <style:style style:name="T4" style:family="text">
      <style:text-properties officeooo:rsid="0013c0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mpare two attributes of 2d and 3D graphics.</text:p>
      <text:p text:style-name="P1"/>
      <text:p text:style-name="P1">2. What is a pixel?</text:p>
      <text:p text:style-name="P7">A pixel is a single point on a raster image</text:p>
      <text:p text:style-name="P1"/>
      <text:p text:style-name="P1">3. What is rasterization?</text:p>
      <text:p text:style-name="P7">Rasterization is the process of converting geometric entities to a pixel representation in the frame buffer</text:p>
      <text:p text:style-name="P1"/>
      <text:p text:style-name="P1">4. What is rendering?</text:p>
      <text:p text:style-name="P7">Rendering is generating an image from a model</text:p>
      <text:p text:style-name="P2"/>
      <text:p text:style-name="P2">5. What is a CG API?</text:p>
      <text:p text:style-name="P7">A CG API is an api capable of creating graphics such as renderman</text:p>
      <text:p text:style-name="P1"/>
      <text:p text:style-name="P1">6. What is a model and what is 3d <text:span text:style-name="T1">modeling</text:span>?</text:p>
      <text:p text:style-name="P7">A model is a set of coordinates on a plane while a 3d model is a combination of mathematical calculations including wireframe etc.</text:p>
      <text:p text:style-name="P1"/>
      <text:p text:style-name="P1">7. What is 3D projection?</text:p>
      <text:p text:style-name="P7">3D projection is mapping 3dimensional points on a 2d dimensional plane</text:p>
      <text:p text:style-name="P1"/>
      <text:p text:style-name="P1">8. What is Texture Mapping and list 3 types of mapping with explanation?</text:p>
      <text:p text:style-name="P7">Texture Mapping is the process of adding details, color and material to a 3d object</text:p>
      <text:p text:style-name="P1"/>
      <text:p text:style-name="P1">9. <text:s/>What is Ray Tracing?</text:p>
      <text:p text:style-name="P7">Ray tracing is generating an image by tracing the path of light through pixels in an image plane</text:p>
      <text:p text:style-name="P1"/>
      <text:p text:style-name="P1">10. What is Digital?</text:p>
      <text:p text:style-name="P7">Digital is media which exist in 0’s and 1’s.</text:p>
      <text:p text:style-name="P1"/>
      <text:p text:style-name="P1">11. What is the difference between vector graphics and raster graphics?</text:p>
      <text:p text:style-name="P7">The difference between vector and raster is that vector uses precise mathematical calculations and raster using pixels to represent its data or image. <text:span text:style-name="T3">One major difference is that vector images can be stretched while raster images cannot.</text:span></text:p>
      <text:p text:style-name="P3"/>
      <text:p text:style-name="P3">12. What is compression ie image compression?</text:p>
      <text:p text:style-name="P8">Image compression is reducing the redundancy of an image through such methods as lossy and lossless compression.</text:p>
      <text:p text:style-name="P3"/>
      <text:p text:style-name="P3">13. What is vector based graphics suitable for?</text:p>
      <text:p text:style-name="P8">Vector graphics is suitable for logos, images that need to be stretched, things that require mathematical equations in order to be produced.</text:p>
      <text:p text:style-name="P3"/>
      <text:p text:style-name="P3">14. If you are taking a class photo what format will you use to store the image file? Why?</text:p>
      <text:p text:style-name="P3"/>
      <text:p text:style-name="P3">15. Why does JPEG suffer from degradation during repeated editing and saving?</text:p>
      <text:p text:style-name="P8">JPEG suffers from degradation because it uses lossy compression meaning the image quality is reduced and size is reduced every time the image is edited and saved</text:p>
      <text:p text:style-name="P3"/>
      <text:p text:style-name="P3">16. What is Color and explain surface colors?</text:p>
      <text:p text:style-name="P3"/>
      <text:p text:style-name="P3"><text:soft-page-break/>17. Explain additive and subtractive colors</text:p>
      <text:p text:style-name="P3"/>
      <text:p text:style-name="P3">18 What is Aspect Ratio?</text:p>
      <text:p text:style-name="P8">Aspect is the width by height ratio of a screen</text:p>
      <text:p text:style-name="P3"/>
      <text:p text:style-name="P3">19. List the three hardware categories and explain each?</text:p>
      <text:p text:style-name="P8">The three hardware categories are input- allows the user to interact with what’s on the screen, processing- handles the rendering of a model or image to be displayed and output- the final product rendered or outputted onto the screen.</text:p>
      <text:p text:style-name="P3"/>
      <text:p text:style-name="P3">20. Classes of input(Logical Devices)?</text:p>
      <text:p text:style-name="P3"/>
      <text:p text:style-name="P3">21. What is Dot Pitch?</text:p>
      <text:p text:style-name="P4"/>
      <text:p text:style-name="P4">22. What is Refresh Rate?</text:p>
      <text:p text:style-name="P9">Refresh rate refers to the amount of times a screen is refreshed per second eg 144hz</text:p>
      <text:p text:style-name="P4"/>
      <text:p text:style-name="P4">23. Explain Raster Cathode Ray Tube and List 2 pros and cons?</text:p>
      <text:p text:style-name="P4"/>
      <text:p text:style-name="P4">24. <text:span text:style-name="T2">What is the difference between Declarative and Imperative Modelling?</text:span></text:p>
      <text:p text:style-name="P9">The difference between the two is that imperative modeling is low level modeling which deals with the how ie control and implementation while Declarative Modelling deals with the what ie which models will be used etc.</text:p>
      <text:p text:style-name="P5"/>
      <text:p text:style-name="P5">25. What is Animation and list 4 systems we can animate?</text:p>
      <text:p text:style-name="P9">Animation is a type of optical illusion which deals with rapidly displaying images to create the illusion of movement or interaction. Four systems we can animate are Video games, Movies, </text:p>
      <text:p text:style-name="P5"/>
      <text:p text:style-name="P5">26. What is a particle system?</text:p>
      <text:p text:style-name="P9">A particle is a system which uses a large number of very small 3d sprites to create a phenomena.</text:p>
      <text:p text:style-name="P5"/>
      <text:p text:style-name="P5">27. What is a rigid body?</text:p>
      <text:p text:style-name="P9">A rigid body is a model which attempts to create movement.</text:p>
      <text:p text:style-name="P5"/>
      <text:p text:style-name="P5">28. Explain the difference between forward and inverse kinematics</text:p>
      <text:p text:style-name="P9">Forward kinematics deals with caculating the position of part of model given into to consideration the position of the other parts of the model. Inverse kinematics however deals with the planning of motion. <text:span text:style-name="T4">Using mathematics to determine the position of the onjects upon moving</text:span></text:p>
      <text:p text:style-name="P5"/>
      <text:p text:style-name="P5">29. Explain the difference between Inverse and Forward dynamics?</text:p>
      <text:p text:style-name="P10">Forward dynamics calculates acceleration from given forces while inverse dynamics calculates internal forces from movement of external forces</text:p>
      <text:p text:style-name="P5"/>
      <text:p text:style-name="P6">30. What is a point?</text:p>
      <text:p text:style-name="P10">A point is something with location or position</text:p>
      <text:p text:style-name="P6"/>
      <text:p text:style-name="P6">31. What is an Abstract Coordinate System?</text:p>
      <text:p text:style-name="P10">A coordinate system that exists only in relation to what is defined</text:p>
      <text:p text:style-name="P6"/>
      <text:p text:style-name="P6"/>
      <text:p text:style-name="P6"/>
      <text:p text:style-name="P6"/>
      <text:p text:style-name="P6"><text:soft-page-break/>32. List the 3 spaces and explain each</text:p>
      <text:p text:style-name="P10">The three spaces are object space, world space and camera space</text:p>
      <text:p text:style-name="P10">Object space refers to the area of the object in relation to other objects, world space refers to the 3d universe in which the objects and everything within our scene exist and camera space refers to view of everything within our scene </text:p>
      <text:p text:style-name="P6"/>
      <text:p text:style-name="P6">33. Draw journey to the screen and explain the coordinates</text:p>
      <text:p text:style-name="P10">Journey to the screen involves two areas which are coordinates and matrix transformations</text:p>
      <text:p text:style-name="P10">coordinates</text:p>
      <text:p text:style-name="P10">object, eye, clip, normalized device and window coordinates</text:p>
      <text:p text:style-name="P10">the matrix are: Model view, Projection Matrix, Divide by w and viewport transform</text:p>
      <text:p text:style-name="P6"/>
      <text:p text:style-name="P6">34. What is Frustum?</text:p>
      <text:p text:style-name="P11">The region of space in the modelled world that may appear on the screen</text:p>
      <text:p text:style-name="P6"/>
      <text:p text:style-name="P6">35. Explain DDA</text:p>
      <text:p text:style-name="P11">A mechanical device used for numerical solutions of differential equations</text:p>
      <text:p text:style-name="P6"/>
      <text:p text:style-name="P6">36. Explain Bresenham?</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22:27:53.616000000</meta:creation-date>
    <dc:date>2019-05-22T08:32:47.392000000</dc:date>
    <meta:editing-duration>PT30M6S</meta:editing-duration>
    <meta:editing-cycles>5</meta:editing-cycles>
    <meta:generator>LibreOffice/6.2.3.2$Windows_X86_64 LibreOffice_project/aecc05fe267cc68dde00352a451aa867b3b546ac</meta:generator>
    <meta:document-statistic meta:table-count="0" meta:image-count="0" meta:object-count="0" meta:page-count="3" meta:paragraph-count="68" meta:word-count="848" meta:character-count="4959" meta:non-whitespace-character-count="4176"/>
  </office:meta>
</office:document-meta>
</file>